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2.6701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8.2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fic name 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Everywer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rst Person Controler -Starter Assets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essentials/starter-assets-firstperson-updates-in-new-charactercontroller-pa-196525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Everywere</text:p>
          </table:table-cell>
          <table:table-cell office:value-type="string" calcext:value-type="string">
            <text:p>Skybox</text:p>
          </table:table-cell>
          <table:table-cell office:value-type="string" calcext:value-type="string">
            <text:p>Overcast Low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2d/textures-materials/sky/allsky-free-10-sky-skybox-set-146014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Indoors</text:p>
          </table:table-cell>
          <table:table-cell office:value-type="string" calcext:value-type="string">
            <text:p>Wooden Floors</text:p>
          </table:table-cell>
          <table:table-cell office:value-type="string" calcext:value-type="string">
            <text:p>Floor4m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interior-house-assets-urp-257122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Indoor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Wall4m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interior-house-assets-urp-257122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Indoors</text:p>
          </table:table-cell>
          <table:table-cell office:value-type="string" calcext:value-type="string">
            <text:p>Tall Windows</text:p>
          </table:table-cell>
          <table:table-cell office:value-type="string" calcext:value-type="string">
            <text:p>WallWindowTall4m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interior-house-assets-urp-257122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Indoor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WallDoor2m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interior-house-assets-urp-257122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Indoors</text:p>
          </table:table-cell>
          <table:table-cell office:value-type="string" calcext:value-type="string">
            <text:p>Ceiling Light</text:p>
          </table:table-cell>
          <table:table-cell office:value-type="string" calcext:value-type="string">
            <text:p>LightCeiling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interior-house-assets-urp-257122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Indoors</text:p>
          </table:table-cell>
          <table:table-cell office:value-type="string" calcext:value-type="string">
            <text:p>Light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interior-house-assets-urp-257122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Sofa3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props/interior/ultimate-interior-furniture-pack-low-poly-household-kitchen-prop-316897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Coffee Table</text:p>
          </table:table-cell>
          <table:table-cell office:value-type="string" calcext:value-type="string">
            <text:p>Table5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props/interior/ultimate-interior-furniture-pack-low-poly-household-kitchen-prop-316897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RugRectangleMedium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interior-house-assets-urp-257122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table:number-columns-repeated="2" office:value-type="string" calcext:value-type="string">
            <text:p>Record Player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props/interior/ultimate-interior-furniture-pack-low-poly-household-kitchen-prop-316897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Record Player Table</text:p>
          </table:table-cell>
          <table:table-cell office:value-type="string" calcext:value-type="string">
            <text:p>TableNarrowDoubleDraw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interior-house-assets-urp-257122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Picture Frame</text:p>
          </table:table-cell>
          <table:table-cell office:value-type="string" calcext:value-type="string">
            <text:p>Picture Frame 1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props/interior/ultimate-interior-furniture-pack-low-poly-household-kitchen-prop-316897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Floor Lamp</text:p>
          </table:table-cell>
          <table:table-cell office:value-type="string" calcext:value-type="string">
            <text:p>Lamp 3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props/interior/ultimate-interior-furniture-pack-low-poly-household-kitchen-prop-316897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itty_001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characters/animals/animals-free-animated-low-poly-3d-models-260727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Cat Sound</text:p>
          </table:table-cell>
          <table:table-cell office:value-type="string" calcext:value-type="string">
            <text:p>catpurring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https://freesound.org/people/jhann/sounds/93000/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Picture Frame Content</text:p>
          </table:table-cell>
          <table:table-cell office:value-type="string" calcext:value-type="string">
            <text:p>Girl at a Sewing Machine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https://www.museothyssen.org/en/collection/artists/hopper-edward/girl-sewing-machine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Picture Frame Content</text:p>
          </table:table-cell>
          <table:table-cell office:value-type="string" calcext:value-type="string">
            <text:p>Sailboats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https://www.artic.edu/artworks/14842/sailboats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Picture Frame Content</text:p>
          </table:table-cell>
          <table:table-cell office:value-type="string" calcext:value-type="string">
            <text:p>Old Fisherman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https://commons.wikimedia.org/wiki/File:Csontv%C3%A1ry_Kosztka,_Tivadar_-_Old_Fisherman_(1902).jpg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gnossienne-1-erik-satie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https://pixabay.com/music/classical-piano-gnossienne-1-erik-satie-175471/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gymnopedie-n1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https://pixabay.com/music/classical-piano-gymnop%C3%A9die-n1-200688/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waltz-in-a-minor-chopin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https://pixabay.com/music/classical-piano-waltz-in-a-minor-chopin-268549/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Door Sound</text:p>
          </table:table-cell>
          <table:table-cell office:value-type="string" calcext:value-type="string">
            <text:p>door-open &amp; door-close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https://freesound.org/people/JakLocke/sounds/261091/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Living Area</text:p>
          </table:table-cell>
          <table:table-cell office:value-type="string" calcext:value-type="string">
            <text:p>Switch Sound</text:p>
          </table:table-cell>
          <table:table-cell office:value-type="string" calcext:value-type="string">
            <text:p>Light-switch-on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https://pixabay.com/sound-effects/light-switch-on-382714/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ffice Table</text:p>
          </table:table-cell>
          <table:table-cell office:value-type="string" calcext:value-type="string">
            <text:p>L Shape Desk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props/interior/ultimate-interior-furniture-pack-low-poly-household-kitchen-prop-316897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Office Chair 1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props/interior/ultimate-interior-furniture-pack-low-poly-household-kitchen-prop-316897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Bookcases</text:p>
          </table:table-cell>
          <table:table-cell office:value-type="string" calcext:value-type="string">
            <text:p>ShelvesTallA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interior-house-assets-urp-257122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table:number-columns-repeated="2" office:value-type="string" calcext:value-type="string">
            <text:p>Books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interior-house-assets-urp-257122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table:number-columns-repeated="2" office:value-type="string" calcext:value-type="string">
            <text:p>Books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props/interior/ultimate-interior-furniture-pack-low-poly-household-kitchen-prop-316897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PotRoundMedium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interior-house-assets-urp-257122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omputer Case 1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props/interior/ultimate-interior-furniture-pack-low-poly-household-kitchen-prop-316897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urved Monitor 1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props/interior/ultimate-interior-furniture-pack-low-poly-household-kitchen-prop-316897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board 6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props/interior/ultimate-interior-furniture-pack-low-poly-household-kitchen-prop-316897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Picture in Monitor Screen</text:p>
          </table:table-cell>
          <table:table-cell office:value-type="string" calcext:value-type="string">
            <text:p>hi.png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ttps://www.kindpng.com/downpng/ibmbbRw_transparent-hi-png-sign-png-download/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utdoors Area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Dandelion_02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hand-painted-nature-kit-lite-69220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utdoors Area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Layer_Forest_Grass_02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hand-painted-nature-kit-lite-69220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utdoors Area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Fern, Plantain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hand-painted-nature-kit-lite-69220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utdoors Area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Cedar_Tree_03, Larch_Tree, Pine_Tree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3d/environments/hand-painted-nature-kit-lite-69220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utdoors Area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Particle System 1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https://assetstore.unity.com/packages/vfx/particles/environment/rain-system-vfx-2d-3d-325936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Outdoors Area</text:p>
          </table:table-cell>
          <table:table-cell office:value-type="string" calcext:value-type="string">
            <text:p>Rain Sound</text:p>
          </table:table-cell>
          <table:table-cell office:value-type="string" calcext:value-type="string">
            <text:p>Black-forest-field-recording-spring-rain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https://freesound.org/people/RandomRecord19/sounds/628177/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Everywere</text:p>
          </table:table-cell>
          <table:table-cell table:number-columns-repeated="2" office:value-type="string" calcext:value-type="string">
            <text:p>Quick Outline</text:p>
          </table:table-cell>
          <table:table-cell office:value-type="string" calcext:value-type="string">
            <text:p>Shader</text:p>
          </table:table-cell>
          <table:table-cell office:value-type="string" calcext:value-type="string">
            <text:p>https://assetstore.unity.com/packages/tools/particles-effects/quick-outline-115488</text:p>
          </table:table-cell>
          <table:table-cell office:value-type="string" calcext:value-type="string">
            <text:p>√</text:p>
          </table:table-cell>
        </table:table-row>
        <table:table-row table:style-name="ro1">
          <table:table-cell office:value-type="string" calcext:value-type="string">
            <text:p>Everywere</text:p>
          </table:table-cell>
          <table:table-cell office:value-type="string" calcext:value-type="string">
            <text:p>Icon </text:p>
          </table:table-cell>
          <table:table-cell office:value-type="string" calcext:value-type="string">
            <text:p>Workspace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ttps://www.flaticon.com/free-icon/workspace_1599808?related_id=1599859&amp;origin=search</text:p>
          </table:table-cell>
          <table:table-cell office:value-type="string" calcext:value-type="string">
            <text:p>√</text:p>
          </table:table-cell>
        </table:table-row>
      </table:table>
      <table:named-expressions/>
      <table:database-ranges>
        <table:database-range table:name="__Anonymous_Sheet_DB__0" table:target-range-address="Sheet1.A2:Sheet1.XFD42" table:contains-header="false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23:04:58.567134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18:27:04.378347664</meta:creation-date>
    <dc:date>2025-11-23T23:05:34.474104680</dc:date>
    <meta:editing-duration>PT6H54M26S</meta:editing-duration>
    <meta:editing-cycles>67</meta:editing-cycles>
    <meta:generator>LibreOffice/24.2.7.2$Linux_X86_64 LibreOffice_project/420$Build-2</meta:generator>
    <meta:document-statistic meta:table-count="1" meta:cell-count="264" meta:object-count="0"/>
  </office:meta>
</office:document-meta>
</file>